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FFFFFF"/>
    </style:style>
    <style:style style:name="ce7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0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</style:style>
    <style:style style:name="ce13" style:family="table-cell" style:parent-style-name="Hiperlink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4" style:family="table-cell" style:parent-style-name="Hiperlink" style:data-style-name="N30">
      <style:table-cell-properties fo:border-top="none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5" style:family="table-cell" style:parent-style-name="Hiperlink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wrap-option="wrap" fo:background-color="#FFFFFF"/>
    </style:style>
    <style:style style:name="ce21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F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style-name="ce5">
            <text:p>Compensação Financeira pela Exploração de Recursos Minerais (CFEM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Descrição</text:p>
          </table:table-cell>
          <table:table-cell office:value-type="string" table:style-name="ce7">
            <text:p>Dados sobre Compensação Financeira pela Exploração de Recursos Minerais (CFEM). O conjunto de dados está separado em recursos de acordo com os temas: arrecadação, autuação e distribuição. Para os dados de distribuição da CFEM, por conta do grande volume de registros, estão disponíveis arquivo único contendo todos os registros da base de dados e arquivos com dados segmentados por intervalo de anos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atálogo origem</text:p>
          </table:table-cell>
          <table:table-cell office:value-type="string" table:style-name="ce7">
            <text:p>https://dadosabertos.anm.gov.br/CFEM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Órgão responsável</text:p>
          </table:table-cell>
          <table:table-cell office:value-type="string" table:style-name="ce7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ategorias no VCGE</text:p>
          </table:table-cell>
          <table:table-cell office:value-type="string" table:style-name="ce11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8" table:style-name="ce21">
            <text:p>Recursos</text:p>
          </table:table-cell>
          <table:table-cell office:value-type="string" table:style-name="ce13">
            <text:p><text:a xlink:href="#Recursos.A2">CFEM_Arrecadaca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Recursos.A24">CFEM_Arrecadacao_2002_2006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Recursos.A46">CFEM_Arrecadacao_2007_2011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'Metadados CFEM'.A68">CFEM_Arrecadacao_2012_2016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'Metadados CFEM'.A90">CFEM_Arrecadacao_2017_2021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'Metadados CFEM'.A112">CFEM_Arrecadacao_2022_2026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Recursos.A134">CFEM_Autuaca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154">CFEM_Distribuicao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Etiquetas</text:p>
          </table:table-cell>
          <table:table-cell office:value-type="string" table:style-name="ce12">
            <text:p>CFEM, Compensação Financeira pela Exploração de Recursos Minerais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Autoria</text:p>
          </table:table-cell>
          <table:table-cell office:value-type="string" table:style-name="ce7">
            <text:p>Gerência de Receitas - GEREC/SAR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Documentação</text:p>
          </table:table-cell>
          <table:table-cell office:value-type="string" table:style-name="ce7">
            <text:p>https://dadosabertos.anm.gov.br/CFEM/metadados-cfem.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requência de atualização</text:p>
          </table:table-cell>
          <table:table-cell office:value-type="string" table:style-name="ce7">
            <text:p>Diária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rrecada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origem dos valores arrecadados pela CFE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rrecada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rrecadacao_2002_200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origem dos valores arrecadados pela CFEM para os anos de recolhimento de 2002 a 2006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rrecadacao_2002_200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rrecadacao_2007_2011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origem dos valores arrecadados pela CFEM para os anos de recolhimento de 2007 a 2011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rrecadacao_2007_2011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rrecadacao_2012_201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origem dos valores arrecadados pela CFEM para os anos de recolhimento de 2012 a 2016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rrecadacao_2012_201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rrecadacao_2017_2021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origem dos valores arrecadados pela CFEM para os anos de recolhimento de 2017 a 2021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rrecadacao_2017_2021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rrecadacao_2022_202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origem dos valores arrecadados pela CFEM para os anos de recolhimento de 2022 a 2026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rrecadacao_2022_2026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colhida a CFEM para 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</text:p>
          </table:table-cell>
          <table:table-cell office:value-type="string" table:style-name="ce7">
            <text:p>Númer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DoProcesso</text:p>
          </table:table-cell>
          <table:table-cell office:value-type="string" table:style-name="ce7">
            <text:p>Ano do processo minerári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do processo minerári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PF - Pessoa Física</text:p>
            <text:p>P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omerci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Localidade da substância extraída (estado)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digoMunicipio</text:p>
          </table:table-cell>
          <table:table-cell office:value-type="string" table:style-name="ce7">
            <text:p>Código da localidade da substância extraída (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Localidade da substância extraída (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QuantidadeComercializada</text:p>
          </table:table-cell>
          <table:table-cell office:value-type="string" table:style-name="ce7">
            <text:p>Quantidade comercializada de acordo com a unidade de medida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UnidadeDeMedida</text:p>
          </table:table-cell>
          <table:table-cell office:value-type="string" table:style-name="ce7">
            <text:p>Unidade de medida da substânci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s: metros cúbicos - m³, toneladas - 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Recolhido</text:p>
          </table:table-cell>
          <table:table-cell office:value-type="string" table:style-name="ce7">
            <text:p>Valor recolhido da CFEM em reais (R$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Autua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processos de cobrança sobre titulares fiscalizad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Autua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Cobrança</text:p>
          </table:table-cell>
          <table:table-cell office:value-type="string" table:style-name="ce7">
            <text:p>Identificador do processo de cobranç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NNN/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AnoPublicação</text:p>
          </table:table-cell>
          <table:table-cell office:value-type="string" table:style-name="ce7">
            <text:p>Ano em que a autuação foi publicada no DOU, quando se aplica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MêsPublicação</text:p>
          </table:table-cell>
          <table:table-cell office:value-type="string" table:style-name="ce7">
            <text:p>Mês em que a autuação foi publicada no DOU, quando se aplica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_PF_PJ</text:p>
          </table:table-cell>
          <table:table-cell office:value-type="string" table:style-name="ce7">
            <text:p>Indicação se o titular fiscalizado é uma pessoa física ou jurídica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F - Pessoa Física</text:p>
            <text:p>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PF_CNPJ</text:p>
          </table:table-cell>
          <table:table-cell office:value-type="string" table:style-name="ce7">
            <text:p>CPF ou CNPJ do titular fiscalizad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Titular</text:p>
          </table:table-cell>
          <table:table-cell office:value-type="string" table:style-name="ce7">
            <text:p>Nome do titular do processo de cobranç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úmeroAuto</text:p>
          </table:table-cell>
          <table:table-cell office:value-type="string" table:style-name="ce7">
            <text:p>Número do auto referente a esse processo de cobranç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ProcessoMinerário</text:p>
          </table:table-cell>
          <table:table-cell office:value-type="string" table:style-name="ce7">
            <text:p>Identificador do processo minerário fiscalizad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NNN/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uja atividade extrativista gerou o processo de cobranç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Município</text:p>
          </table:table-cell>
          <table:table-cell office:value-type="string" table:style-name="ce7">
            <text:p>Município em que ocorreu a atividade minerária fiscalizad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UF</text:p>
          </table:table-cell>
          <table:table-cell office:value-type="string" table:style-name="ce7">
            <text:p>UF do município fiscalizad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</text:p>
          </table:table-cell>
          <table:table-cell office:value-type="string" table:style-name="ce7">
            <text:p>Valor inicial do auto referente ao processo de cobranç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number-columns-spanned="3" table:number-rows-spanned="1" table:style-name="ce18">
            <text:p>CFEM_Dis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Descrição</text:p>
          </table:table-cell>
          <table:table-cell office:value-type="string" table:number-columns-spanned="3" table:number-rows-spanned="1" table:style-name="ce17">
            <text:p>Dados de distribuição dos valores arrecadados pela CFEM para municípios e unidades federativa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6">
            <text:p>Identificador</text:p>
          </table:table-cell>
          <table:table-cell office:value-type="string" table:number-columns-spanned="3" table:number-rows-spanned="1" table:style-name="ce17">
            <text:p>https://dadosabertos.anm.gov.br/CFEM/CFEM_Dis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6">
            <text:p>Nome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Tipo de dado</text:p>
          </table:table-cell>
          <table:table-cell office:value-type="string" table:style-name="ce6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NúmeroDeDistribuição</text:p>
          </table:table-cell>
          <table:table-cell office:value-type="string" table:style-name="ce7">
            <text:p>Numeração atribuída pelo sistema CFEM para a distribuição apresentada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no</text:p>
          </table:table-cell>
          <table:table-cell office:value-type="string" table:style-name="ce7">
            <text:p>Ano em que foi realizada a distribuiçã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Mês</text:p>
          </table:table-cell>
          <table:table-cell office:value-type="string" table:style-name="ce7">
            <text:p>Mês em que foi realizada a distribuição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M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Ente</text:p>
          </table:table-cell>
          <table:table-cell office:value-type="string" table:style-name="ce7">
            <text:p>Identifica se o Ente é um Município ou uma Unidade Federativ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iglaEstado</text:p>
          </table:table-cell>
          <table:table-cell office:value-type="string" table:style-name="ce7">
            <text:p>Sigla da Unidade Federativa do Ente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CodigoEnte</text:p>
          </table:table-cell>
          <table:table-cell office:value-type="string" table:style-name="ce7">
            <text:p>Codigo do Ente que recebeu a distribuição (UF ou Município)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NomeEnte</text:p>
          </table:table-cell>
          <table:table-cell office:value-type="string" table:style-name="ce7">
            <text:p>Nome do Ente que recebeu a distribuição (UF ou Municípi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TipoDistribuição</text:p>
          </table:table-cell>
          <table:table-cell office:value-type="string" table:style-name="ce7">
            <text:p>Motivação da distribuição (Produtor ou Afetado)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ubstância</text:p>
          </table:table-cell>
          <table:table-cell office:value-type="string" table:style-name="ce7">
            <text:p>Substância cuja produção justifica a distribuiçã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Ex: areia, argila, calcário.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ipoAfetamento</text:p>
          </table:table-cell>
          <table:table-cell office:value-type="string" table:style-name="ce7">
            <text:p>Tipo de Afetamento que justifica a distribuição, quando se aplic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Valor</text:p>
          </table:table-cell>
          <table:table-cell office:value-type="string" table:style-name="ce7">
            <text:p>Valor distribuído para o ente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5">
          <table:table-cell/>
          <table:table-cell office:value-type="string" table:style-name="ce7">
            <text:p>DataCriacao</text:p>
          </table:table-cell>
          <table:table-cell office:value-type="string" table:style-name="ce7">
            <text:p>Data de geração da guia de recolhimento da CFEM, que após o pagamento, gerou ao ente a cota-parte na distribuição da CFEM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number-rows-repeated="1048404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6380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">
            <text:p>Versão</text:p>
          </table:table-cell>
          <table:table-cell office:value-type="string" table:style-name="ce9">
            <text:p>Data</text:p>
          </table:table-cell>
          <table:table-cell office:value-type="string" table:style-name="ce9">
            <text:p>Descrição</text:p>
          </table:table-cell>
          <table:table-cell table:number-columns-repeated="16380"/>
        </table:table-row>
        <table:table-row table:style-name="ro1">
          <table:table-cell table:style-name="ce20"/>
          <table:table-cell office:value-type="string" table:style-name="ce8">
            <text:p>metadados-cfem.ods</text:p>
          </table:table-cell>
          <table:table-cell office:value-type="date" office:date-value="2025-02-04T00:00:00" table:style-name="ce10">
            <text:p>04/02/2025</text:p>
          </table:table-cell>
          <table:table-cell office:value-type="string" table:style-name="ce8">
            <text:p>Alteração do catálogo de origem.</text:p>
          </table:table-cell>
          <table:table-cell table:number-columns-repeated="16380" table:style-name="ce20"/>
        </table:table-row>
        <table:table-row table:style-name="ro2">
          <table:table-cell/>
          <table:table-cell office:value-type="string" table:style-name="ce8">
            <text:p>metadados-cfem.ods</text:p>
          </table:table-cell>
          <table:table-cell office:value-type="date" office:date-value="2025-09-12T00:00:00" table:style-name="ce10">
            <text:p>12/09/2025</text:p>
          </table:table-cell>
          <table:table-cell office:value-type="string" table:style-name="ce8">
            <text:p>Adicionados os dados sobre os recursos de segmentação por intervalo de ano da arrecadação da CFEM, inclusão dos campos DataCriacao, CodigoMunicipio e CodigoEnte para arrecadação ou distribuição e alteração do formato do arquivo de metadados para ODS (OpenDocument Spreadsheet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metadados-cfem.xlsx</text:p>
          </table:table-cell>
          <table:table-cell office:value-type="date" office:date-value="2022-07-10T00:00:00" table:style-name="ce10">
            <text:p>10/07/2022</text:p>
          </table:table-cell>
          <table:table-cell office:value-type="string" table:style-name="ce8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FEM.B15:CFEM.B2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8:16:51Z</dc:date>
    <meta:user-defined meta:name="ContentTypeId">0x0101007F90970817AB094498C3AA5A6A47EEDA</meta:user-defined>
    <meta:user-defined meta:name="MediaServiceImageTags"/>
  </office:meta>
</office:document-meta>
</file>